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12.19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terminado-outline1">
      <style:graphic-properties loext:decorative="false"/>
      <style:paragraph-properties style:writing-mode="lr-tb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layer="layout" svg:width="25.199cm" svg:height="2.629cm" svg:x="1.4cm" svg:y="0.628cm" presentation:class="title">
          <draw:text-box>
            <text:p>Sustentación modulo 2 </text:p>
          </draw:text-box>
        </draw:frame>
        <draw:frame presentation:style-name="pr2" draw:text-style-name="P2" draw:layer="layout" svg:width="25.199cm" svg:height="12.19cm" svg:x="1.4cm" svg:y="0.628cm" presentation:class="subtitle">
          <draw:text-box>
            <text:p text:style-name="P1">Roberto Andrés Gómez Mercad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o de <text:s/>“&lt;header&gt;, &lt;main&gt;, &lt;nav&gt;, &lt;section&gt;, &lt;footer&gt;, &lt;form&gt;”</text:p>
              </text:list-item>
              <text:list-item>
                <text:p>Secciones como Inicio, Proyectos, Biografía y Contacto</text:p>
                <text:p/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H<text:tab/>TML semántico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tilicé selectores de tipo y pseudoclases </text:p>
              </text:list-item>
              <text:list-item>
                <text:p>Aplique el reset básico</text:p>
              </text:list-item>
              <text:list-item>
                <text:p>Transiciones con hover.</text:p>
                <text:p/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CSS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istribución horizontal <text:s/>en header (Flexbox)</text:p>
              </text:list-item>
              <text:list-item>
                <text:p>Columnas adaptativa (grid)</text:p>
                <text:p/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Flexbox y grid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6.6cm" svg:height="9.134cm" svg:x="1.4cm" svg:y="3.685cm" presentation:class="outline" presentation:user-transformed="true">
          <draw:text-box>
            <text:list text:style-name="L3">
              <text:list-item>
                <text:p>Ajustar tamaño para diferentes tipos de pantalla (desktop, tablet y moviles) </text:p>
                <text:p/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Medias queries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6.6cm" svg:height="9.134cm" svg:x="1.4cm" svg:y="3.685cm" presentation:class="outline" presentation:user-transformed="true">
          <draw:text-box>
            <text:list text:style-name="L3">
              <text:list-item>
                <text:p>FadeIn con header y footer.</text:p>
              </text:list-item>
              <text:list-item>
                <text:p>ScaleIn de 0 a 100%</text:p>
                <text:p/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Transiciones y animaciones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6.6cm" svg:height="9.134cm" svg:x="1.4cm" svg:y="3.685cm" presentation:class="outline" presentation:user-transformed="true">
          <draw:text-box>
            <text:list text:style-name="L3">
              <text:list-item>
                <text:p>Selector .grid-proyectos.logo</text:p>
              </text:list-item>
              <text:list-item>
                <text:p>Tamaño de la imagen en el main</text:p>
              </text:list-item>
              <text:list-item>
                <text:p>Varios codigo que no se usan</text:p>
                <text:p/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Errores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 fo:min-height="8.884cm" style:writing-mode="lr-tb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00:54:25.866062652</meta:creation-date>
    <dc:date>2025-06-10T01:40:53.841289532</dc:date>
    <meta:editing-duration>PT3M1S</meta:editing-duration>
    <meta:editing-cycles>1</meta:editing-cycles>
    <meta:document-statistic meta:object-count="49"/>
    <meta:generator>LibreOffice/24.2.7.2$Linux_X86_64 LibreOffice_project/420$Build-2</meta:generator>
  </office:meta>
</office:document-meta>
</file>